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1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1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row table:style-name="ro1">
          <table:table-cell/>
          <table:table-cell table:style-name="ce4" office:value-type="string" calcext:value-type="string" table:number-columns-spanned="2" table:number-rows-spanned="1">
            <text:p>pso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</text:p>
          </table:table-cell>
          <table:covered-table-cell table:style-name="ce1"/>
          <table:table-cell table:number-columns-repeated="2"/>
          <table:table-cell table:style-name="ce4" office:value-type="string" calcext:value-type="string" table:number-columns-spanned="2" table:number-rows-spanned="1">
            <text:p>Genetic Unifor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Genetic One Point</text:p>
          </table:table-cell>
          <table:covered-table-cell/>
        </table:table-row>
        <table:table-row table:style-name="ro1"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style-name="ce1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 table:number-columns-repeated="2"/>
          <table:table-cell office:value-type="string" calcext:value-type="string">
            <text:p>NATOMS</text:p>
          </table:table-cell>
          <table:table-cell table:style-name="ce1" office:value-type="string" calcext:value-type="string">
            <text:p>Success 1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677" calcext:value-type="float">
            <text:p>8677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88" calcext:value-type="float">
            <text:p>828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23" calcext:value-type="float">
            <text:p>1342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5046" calcext:value-type="float">
            <text:p>15046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459" calcext:value-type="float">
            <text:p>1345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983" calcext:value-type="float">
            <text:p>2098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5432" calcext:value-type="float">
            <text:p>2543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0502" calcext:value-type="float">
            <text:p>305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212" calcext:value-type="float">
            <text:p>24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8533" calcext:value-type="float">
            <text:p>2853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2354" calcext:value-type="float">
            <text:p>32354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8540" calcext:value-type="float">
            <text:p>3854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31212" calcext:value-type="float">
            <text:p>31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908" calcext:value-type="float">
            <text:p>4190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5211" calcext:value-type="float">
            <text:p>4521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539" calcext:value-type="float">
            <text:p>44539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2393" calcext:value-type="float">
            <text:p>42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1904" calcext:value-type="float">
            <text:p>41904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6232" calcext:value-type="float">
            <text:p>4623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130" calcext:value-type="float">
            <text:p>6013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44179" calcext:value-type="float">
            <text:p>44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52659" calcext:value-type="float">
            <text:p>52659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660" calcext:value-type="float">
            <text:p>606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130" calcext:value-type="float">
            <text:p>6013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5345" calcext:value-type="float">
            <text:p>65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0945" calcext:value-type="float">
            <text:p>6094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530" calcext:value-type="float">
            <text:p>7253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7387" calcext:value-type="float">
            <text:p>6738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1593" calcext:value-type="float">
            <text:p>71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66823" calcext:value-type="float">
            <text:p>668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0053" calcext:value-type="float">
            <text:p>8005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2920" calcext:value-type="float">
            <text:p>7292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5723" calcext:value-type="float">
            <text:p>75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3345" calcext:value-type="float">
            <text:p>7334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7638" calcext:value-type="float">
            <text:p>8763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8901" calcext:value-type="float">
            <text:p>7890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83209" calcext:value-type="float">
            <text:p>83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76754" calcext:value-type="float">
            <text:p>7675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3558" calcext:value-type="float">
            <text:p>9355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6188" calcext:value-type="float">
            <text:p>9618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2758" calcext:value-type="float">
            <text:p>92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1099" calcext:value-type="float">
            <text:p>9109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9815" calcext:value-type="float">
            <text:p>9981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3581" calcext:value-type="float">
            <text:p>10358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9157" calcext:value-type="float">
            <text:p>109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95051" calcext:value-type="float">
            <text:p>9505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4627" calcext:value-type="float">
            <text:p>12462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8261" calcext:value-type="float">
            <text:p>11826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4630" calcext:value-type="float">
            <text:p>1046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0375" calcext:value-type="float">
            <text:p>11037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5882" calcext:value-type="float">
            <text:p>11588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6469" calcext:value-type="float">
            <text:p>12646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0993" calcext:value-type="float">
            <text:p>140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00037" calcext:value-type="float">
            <text:p>1000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2528" calcext:value-type="float">
            <text:p>14252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44705" calcext:value-type="float">
            <text:p>14470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26911" calcext:value-type="float">
            <text:p>126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30966" calcext:value-type="float">
            <text:p>13096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8094" calcext:value-type="float">
            <text:p>18809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40888" calcext:value-type="float">
            <text:p>14088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87373" calcext:value-type="float">
            <text:p>187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113027" calcext:value-type="float">
            <text:p>11302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96425" calcext:value-type="float">
            <text:p>19642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208114" calcext:value-type="float">
            <text:p>20811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222130" calcext:value-type="float">
            <text:p>2221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19052" calcext:value-type="float">
            <text:p>11905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7760" calcext:value-type="float">
            <text:p>20776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09905" calcext:value-type="float">
            <text:p>20990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8158" calcext:value-type="float">
            <text:p>218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35294" calcext:value-type="float">
            <text:p>13529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63548" calcext:value-type="float">
            <text:p>16354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6050" calcext:value-type="float">
            <text:p>21605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7589" calcext:value-type="float">
            <text:p>2175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156133" calcext:value-type="float">
            <text:p>15613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81710" calcext:value-type="float">
            <text:p>18171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209060" calcext:value-type="float">
            <text:p>20906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percentage" office:value="0.9" calcext:value-type="percentage">
            <text:p>90,00%</text:p>
          </table:table-cell>
          <table:table-cell office:value-type="float" office:value="193768" calcext:value-type="float">
            <text:p>193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177886" calcext:value-type="float">
            <text:p>17788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195931" calcext:value-type="float">
            <text:p>19593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09036" calcext:value-type="float">
            <text:p>20903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01730" calcext:value-type="float">
            <text:p>2017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174270" calcext:value-type="float">
            <text:p>17427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8667" calcext:value-type="percentage">
            <text:p>86,67%</text:p>
          </table:table-cell>
          <table:table-cell office:value-type="float" office:value="223113" calcext:value-type="float">
            <text:p>22311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53107" calcext:value-type="float">
            <text:p>25310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91082" calcext:value-type="float">
            <text:p>2910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194481" calcext:value-type="float">
            <text:p>194481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667" calcext:value-type="percentage">
            <text:p>96,67%</text:p>
          </table:table-cell>
          <table:table-cell office:value-type="float" office:value="249272" calcext:value-type="float">
            <text:p>24927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298654" calcext:value-type="float">
            <text:p>29865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percentage" office:value="0.9333" calcext:value-type="percentage">
            <text:p>93,33%</text:p>
          </table:table-cell>
          <table:table-cell office:value-type="float" office:value="300143" calcext:value-type="float">
            <text:p>3001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15592" calcext:value-type="float">
            <text:p>21559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53268" calcext:value-type="float">
            <text:p>253268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49929" calcext:value-type="float">
            <text:p>24992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percentage" office:value="1" calcext:value-type="percentage">
            <text:p>100,00%</text:p>
          </table:table-cell>
          <table:table-cell office:value-type="float" office:value="268038" calcext:value-type="float">
            <text:p>2680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223239" calcext:value-type="float">
            <text:p>22323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8" calcext:value-type="percentage">
            <text:p>80,00%</text:p>
          </table:table-cell>
          <table:table-cell office:value-type="float" office:value="339827" calcext:value-type="float">
            <text:p>339827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245190" calcext:value-type="float">
            <text:p>24519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percentage" office:value="0.6" calcext:value-type="percentage">
            <text:p>60,00%</text:p>
          </table:table-cell>
          <table:table-cell office:value-type="float" office:value="245842" calcext:value-type="float">
            <text:p>245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percentage" office:value="0.5" calcext:value-type="percentage">
            <text:p>50,00%</text:p>
          </table:table-cell>
          <table:table-cell office:value-type="float" office:value="217632" calcext:value-type="float">
            <text:p>217632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281433" calcext:value-type="float">
            <text:p>281433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5667" calcext:value-type="percentage">
            <text:p>56,67%</text:p>
          </table:table-cell>
          <table:table-cell office:value-type="float" office:value="320916" calcext:value-type="float">
            <text:p>32091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percentage" office:value="0.7" calcext:value-type="percentage">
            <text:p>70,00%</text:p>
          </table:table-cell>
          <table:table-cell office:value-type="float" office:value="256247" calcext:value-type="float">
            <text:p>2562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249633" calcext:value-type="float">
            <text:p>24963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7333" calcext:value-type="percentage">
            <text:p>73,33%</text:p>
          </table:table-cell>
          <table:table-cell office:value-type="float" office:value="328482" calcext:value-type="float">
            <text:p>32848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8333" calcext:value-type="percentage">
            <text:p>83,33%</text:p>
          </table:table-cell>
          <table:table-cell office:value-type="float" office:value="282494" calcext:value-type="float">
            <text:p>28249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percentage" office:value="0.8333" calcext:value-type="percentage">
            <text:p>83,33%</text:p>
          </table:table-cell>
          <table:table-cell office:value-type="float" office:value="283159" calcext:value-type="float">
            <text:p>2831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228125" calcext:value-type="float">
            <text:p>2281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5333" calcext:value-type="percentage">
            <text:p>53,33%</text:p>
          </table:table-cell>
          <table:table-cell office:value-type="float" office:value="313752" calcext:value-type="float">
            <text:p>313752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240354" calcext:value-type="float">
            <text:p>240354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240954" calcext:value-type="float">
            <text:p>2409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46001" calcext:value-type="float">
            <text:p>24600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97097" calcext:value-type="float">
            <text:p>29709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50047" calcext:value-type="float">
            <text:p>25004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49133" calcext:value-type="float">
            <text:p>2491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252170" calcext:value-type="float">
            <text:p>252170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448396" calcext:value-type="float">
            <text:p>448396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447193" calcext:value-type="float">
            <text:p>4471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percentage" office:value="0.3333" calcext:value-type="percentage">
            <text:p>33,33%</text:p>
          </table:table-cell>
          <table:table-cell office:value-type="float" office:value="272727" calcext:value-type="float">
            <text:p>27272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/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365747" calcext:value-type="float">
            <text:p>36574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percentage" office:value="0.4333" calcext:value-type="percentage">
            <text:p>43,33%</text:p>
          </table:table-cell>
          <table:table-cell office:value-type="float" office:value="365306" calcext:value-type="float">
            <text:p>3653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330162" calcext:value-type="float">
            <text:p>33016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448888" calcext:value-type="float">
            <text:p>44888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office:value-type="percentage" office:value="0.3667" calcext:value-type="percentage">
            <text:p>36,67%</text:p>
          </table:table-cell>
          <table:table-cell office:value-type="float" office:value="448841" calcext:value-type="float">
            <text:p>4488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254494" calcext:value-type="float">
            <text:p>25449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/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percentage" office:value="0.0333" calcext:value-type="percentage">
            <text:p>3,33%</text:p>
          </table:table-cell>
          <table:table-cell office:value-type="float" office:value="439724" calcext:value-type="float">
            <text:p>439724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34010" calcext:value-type="float">
            <text:p>33401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/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41467" calcext:value-type="float">
            <text:p>341467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percentage" office:value="0.1667" calcext:value-type="percentage">
            <text:p>16,67%</text:p>
          </table:table-cell>
          <table:table-cell office:value-type="float" office:value="246162" calcext:value-type="float">
            <text:p>24616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percentage" office:value="0.2667" calcext:value-type="percentage">
            <text:p>26,67%</text:p>
          </table:table-cell>
          <table:table-cell office:value-type="float" office:value="370834" calcext:value-type="float">
            <text:p>37083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411162" calcext:value-type="float">
            <text:p>411162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/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percentage" office:value="0.3" calcext:value-type="percentage">
            <text:p>30,00%</text:p>
          </table:table-cell>
          <table:table-cell office:value-type="float" office:value="394995" calcext:value-type="float">
            <text:p>39499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percentage" office:value="0.0667" calcext:value-type="percentage">
            <text:p>6,67%</text:p>
          </table:table-cell>
          <table:table-cell office:value-type="float" office:value="377273" calcext:value-type="float">
            <text:p>37727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/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43593" calcext:value-type="float">
            <text:p>343593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415161" calcext:value-type="float">
            <text:p>415161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percentage" office:value="0.1" calcext:value-type="percentage">
            <text:p>10,00%</text:p>
          </table:table-cell>
          <table:table-cell office:value-type="float" office:value="445303" calcext:value-type="float">
            <text:p>445303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percentage" office:value="0.1333" calcext:value-type="percentage">
            <text:p>13,33%</text:p>
          </table:table-cell>
          <table:table-cell office:value-type="float" office:value="389538" calcext:value-type="float">
            <text:p>38953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percentage" office:value="0.2" calcext:value-type="percentage">
            <text:p>20,00%</text:p>
          </table:table-cell>
          <table:table-cell office:value-type="float" office:value="339113" calcext:value-type="float">
            <text:p>33911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/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table:formula="of:=AVERAGE([.B3:.B41])" office:value-type="percentage" office:value="0.705130769230769" calcext:value-type="percentage">
            <text:p>70,51%</text:p>
          </table:table-cell>
          <table:table-cell table:style-name="ce1" table:formula="of:=AVERAGE([.C3:.C41])" office:value-type="percentage" office:value="172992.461538462" calcext:value-type="percentage">
            <text:p>17299246,15%</text:p>
          </table:table-cell>
          <table:table-cell table:style-name="ce1" table:number-columns-repeated="2"/>
          <table:table-cell table:style-name="ce1" table:formula="of:=AVERAGE([.F3:.F41])" office:value-type="percentage" office:value="0.920686206896552" calcext:value-type="percentage">
            <text:p>92,07%</text:p>
          </table:table-cell>
          <table:table-cell table:style-name="ce5" table:formula="of:=SUM([.G3:.G41])" office:value-type="float" office:value="4470022" calcext:value-type="float">
            <text:p>4470022</text:p>
          </table:table-cell>
          <table:table-cell/>
          <table:table-cell table:style-name="ce1"/>
          <table:table-cell table:style-name="ce1" table:formula="of:=AVERAGE([.J3:.J41])" office:value-type="percentage" office:value="0.727348717948718" calcext:value-type="percentage">
            <text:p>72,73%</text:p>
          </table:table-cell>
          <table:table-cell table:formula="of:=SUM([.K2:.K41])" office:value-type="float" office:value="8335804" calcext:value-type="float">
            <text:p>8335804</text:p>
          </table:table-cell>
          <table:table-cell/>
          <table:table-cell table:style-name="ce1"/>
          <table:table-cell table:style-name="ce1" table:formula="of:=AVERAGE([.N3:.N41])" office:value-type="percentage" office:value="0.85625" calcext:value-type="percentage">
            <text:p>85,63%</text:p>
          </table:table-cell>
          <table:table-cell table:formula="of:=SUM([.O2:.O41])" office:value-type="float" office:value="5672238" calcext:value-type="float">
            <text:p>5672238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5:07:47.97492763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0T13:33:02.326271791</meta:creation-date>
    <dc:date>2020-10-22T16:28:18.207035342</dc:date>
    <meta:editing-duration>PT14H46M48S</meta:editing-duration>
    <meta:editing-cycles>357</meta:editing-cycles>
    <meta:generator>LibreOffice/7.0.2.2$Linux_X86_64 LibreOffice_project/00$Build-2</meta:generator>
    <meta:document-statistic meta:table-count="1" meta:cell-count="456" meta:object-count="0"/>
  </office:meta>
</office:document-meta>
</file>